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81f" officeooo:paragraph-rsid="0018e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uite mémoire</text:p>
      <text:p text:style-name="P1"/>
      <text:p text:style-name="P1"/>
      <text:p text:style-name="P1">2.1 ) OUVRAGES SUR L’OPTIMISATION DE LA RELATION CLIEN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39:37.958156084</meta:creation-date>
    <dc:date>2023-11-25T14:49:38.871490226</dc:date>
    <meta:editing-duration>PT10M1S</meta:editing-duration>
    <meta:editing-cycles>1</meta:editing-cycles>
    <meta:document-statistic meta:table-count="0" meta:image-count="0" meta:object-count="0" meta:page-count="1" meta:paragraph-count="2" meta:word-count="11" meta:character-count="68" meta:non-whitespace-character-count="59"/>
    <meta:generator>LibreOffice/7.3.7.2$Linux_X86_64 LibreOffice_project/30$Build-2</meta:generator>
  </office:meta>
</office:document-meta>
</file>